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Wingdings 2" svg:font-family="'Wingdings 2'"/>
    <style:font-face style:name="Mangal2" svg:font-family="Mangal"/>
    <style:font-face style:font-pitch="variable" style:name="Mangal1" svg:font-family="Mangal"/>
    <style:font-face style:font-pitch="variable" style:name="Microsoft YaHei" svg:font-family="'Microsoft YaHei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1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e3d809" style:parent-style-name="Standard">
      <style:text-properties fo:country="DE" fo:language="de" style:font-name="Calibri" style:font-name-complex="Calibri"/>
    </style:style>
    <style:style style:family="paragraph" style:name="a3c62af" style:parent-style-name="Standard">
      <style:text-properties fo:country="DE" fo:language="de" style:font-name="Calibri" style:font-name-complex="Calibri"/>
    </style:style>
    <style:style style:family="paragraph" style:name="afa2303" style:parent-style-name="Standard">
      <style:paragraph-properties fo:background-color="#000000"/>
      <style:text-properties fo:country="DE" fo:language="de" style:font-name="Calibri" style:font-name-complex="Calibri" style:use-window-font-color="true"/>
    </style:style>
    <style:style style:family="paragraph" style:name="a649762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0ec1f5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172ada" style:parent-style-name="Standard">
      <style:paragraph-properties fo:text-align="justify"/>
    </style:style>
    <style:style style:family="paragraph" style:name="a73e497" style:parent-style-name="Standard">
      <style:text-properties fo:country="DE" fo:language="de" style:font-name="Calibri" style:font-name-complex="Calibri"/>
    </style:style>
    <style:style style:family="table-cell" style:name="a4cb4e3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ed1e63" style:parent-style-name="Standard">
      <style:text-properties fo:country="DE" fo:language="de" style:font-name="Calibri" style:font-name-complex="Calibri"/>
    </style:style>
    <style:style style:family="table-cell" style:name="a8b8077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ext" style:name="ae308cb">
      <style:text-properties fo:country="DE" fo:language="de" style:font-name="Calibri" style:font-name-complex="Calibri"/>
    </style:style>
    <style:style style:family="text" style:name="a3c382d">
      <style:text-properties fo:country="DE" fo:language="de" style:font-name="Wingdings 2" style:font-name-complex="Wingdings 2"/>
    </style:style>
    <style:style style:family="text" style:name="ac60455">
      <style:text-properties fo:country="DE" fo:language="de" style:font-name="Calibri" style:font-name-complex="Calibri"/>
    </style:style>
    <style:style style:family="text" style:name="a1d3671">
      <style:text-properties fo:country="DE" fo:language="de" style:font-name="Calibri" style:font-name-asian="Calibri" style:font-name-complex="Calibri"/>
    </style:style>
    <style:style style:family="text" style:name="a21b13c">
      <style:text-properties fo:country="DE" fo:language="de" style:font-name="Wingdings 2" style:font-name-asian="Wingdings 2" style:font-name-complex="Wingdings 2"/>
    </style:style>
    <style:style style:family="table-cell" style:name="a47bf5b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75c589" style:parent-style-name="Standard">
      <style:text-properties fo:country="DE" fo:language="de" style:font-name="Calibri" style:font-name-complex="Calibri"/>
    </style:style>
    <style:style style:family="table-cell" style:name="a4ae527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319fc9">
      <style:table-row-properties style:row-height="7.0mm"/>
    </style:style>
    <style:style style:family="paragraph" style:name="acb1f95" style:parent-style-name="Standard">
      <style:text-properties fo:country="DE" fo:language="de" style:font-name="Calibri" style:font-name-complex="Calibri"/>
    </style:style>
    <style:style style:family="table-cell" style:name="a6b9ad5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06f1d2" style:parent-style-name="Standard">
      <style:text-properties fo:country="DE" fo:language="de" style:font-name="Calibri" style:font-name-complex="Calibri"/>
    </style:style>
    <style:style style:family="table-cell" style:name="a04f852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ext" style:name="a8f9996">
      <style:text-properties fo:country="DE" fo:language="de" style:font-name="Calibri" style:font-name-complex="Calibri"/>
    </style:style>
    <style:style style:family="text" style:name="ab474d1">
      <style:text-properties fo:country="DE" fo:language="de" style:font-name="Wingdings 2" style:font-name-complex="Wingdings 2"/>
    </style:style>
    <style:style style:family="text" style:name="a73edad">
      <style:text-properties fo:country="DE" fo:language="de" style:font-name="Calibri" style:font-name-complex="Calibri"/>
    </style:style>
    <style:style style:family="text" style:name="aed81cb">
      <style:text-properties fo:country="DE" fo:language="de" style:font-name="Calibri" style:font-name-asian="Calibri" style:font-name-complex="Calibri"/>
    </style:style>
    <style:style style:family="text" style:name="a5a8904">
      <style:text-properties fo:country="DE" fo:language="de" style:font-name="Wingdings 2" style:font-name-asian="Wingdings 2" style:font-name-complex="Wingdings 2"/>
    </style:style>
    <style:style style:family="table-cell" style:name="a35f6d1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7262f8" style:parent-style-name="Standard">
      <style:text-properties fo:country="DE" fo:language="de" style:font-name="Calibri" style:font-name-complex="Calibri"/>
    </style:style>
    <style:style style:family="table-cell" style:name="a510ca3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5d4490">
      <style:table-row-properties style:row-height="7.0mm"/>
    </style:style>
    <style:style style:family="text" style:name="ab9e22a">
      <style:text-properties style:use-window-font-color="true"/>
    </style:style>
    <style:style style:family="text" style:name="a6ae467">
      <style:text-properties fo:color="#ffffff" fo:country="DE" fo:language="de" style:font-name="Calibri" style:font-name-complex="Calibri"/>
    </style:style>
    <style:style style:family="paragraph" style:name="a3624f2" style:parent-style-name="Standard">
      <style:text-properties fo:color="#ffffff" fo:country="DE" fo:language="de" style:font-name="Calibri" style:font-name-complex="Calibri"/>
    </style:style>
    <style:style style:family="table-cell" style:name="a7f77d3">
      <style:table-cell-properties fo:background-color="#000000" fo:border-bottom="0.53mm solid #000000" fo:border-left="0.53mm solid #000000" fo:border-right="0.53mm solid #000000" fo:border-top="0.53mm solid #000000" fo:padding-bottom="0.0mm" fo:padding-left="1.91mm" fo:padding-right="1.91mm" fo:padding-top="0.0mm" style:vertical-align="middle"/>
    </style:style>
    <style:style style:family="table-row" style:name="a767e7c">
      <style:table-row-properties style:row-height="7.0mm"/>
    </style:style>
    <style:style style:family="table-column" style:name="a2372d5">
      <style:table-column-properties style:rel-column-width="25*"/>
    </style:style>
    <style:style style:family="table-column" style:name="ac1e8a9">
      <style:table-column-properties style:rel-column-width="28*"/>
    </style:style>
    <style:style style:family="table-column" style:name="ab59646">
      <style:table-column-properties style:rel-column-width="22*"/>
    </style:style>
    <style:style style:family="table" style:name="a8cc483">
      <style:table-properties fo:margin-left="-2.43mm" style:width="18.949cm" table:align="left"/>
    </style:style>
    <style:style style:family="paragraph" style:name="a607a1e" style:parent-style-name="Standard">
      <style:paragraph-properties fo:margin-left="0.0mm" fo:margin-right="0.0mm" fo:text-indent="12.7mm"/>
    </style:style>
    <style:style style:family="paragraph" style:name="ae3ea96" style:parent-style-name="Standard">
      <style:paragraph-properties fo:text-align="right"/>
      <style:text-properties fo:country="DE" fo:language="de" style:font-name="Calibri" style:font-name-complex="Calibri"/>
    </style:style>
    <style:style style:family="table-cell" style:name="a8599c1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7e3e41" style:parent-style-name="Standard">
      <style:text-properties fo:country="DE" fo:language="de" style:font-name="Calibri" style:font-name-complex="Calibri"/>
    </style:style>
    <style:style style:family="table-cell" style:name="aa18c95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paragraph" style:name="aaae15c" style:parent-style-name="Standard">
      <style:text-properties fo:country="DE" fo:language="de" style:font-name="Calibri" style:font-name-complex="Calibri"/>
    </style:style>
    <style:style style:family="table-cell" style:name="a3444cc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55dd45" style:parent-style-name="Standard">
      <style:text-properties fo:country="DE" fo:language="de" style:font-name="Calibri" style:font-name-complex="Calibri"/>
    </style:style>
    <style:style style:family="table-cell" style:name="a45a795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cf1d98">
      <style:table-row-properties style:row-height="7.0mm"/>
    </style:style>
    <style:style style:family="paragraph" style:name="a533711" style:parent-style-name="Standard">
      <style:text-properties fo:country="DE" fo:language="de" style:font-name="Calibri" style:font-name-complex="Calibri"/>
    </style:style>
    <style:style style:family="table-cell" style:name="a8bac24">
      <style:table-cell-properties fo:border-bottom="0.53mm solid #000000" fo:border-left="none" fo:border-right="0.53mm solid #000000" fo:border-top="0.53mm solid #000000" fo:padding-bottom="0.0mm" fo:padding-left="1.91mm" fo:padding-right="1.91mm" fo:padding-top="0.0mm" style:vertical-align="middle"/>
    </style:style>
    <style:style style:family="paragraph" style:name="a7817cb" style:parent-style-name="Standard">
      <style:text-properties fo:country="DE" fo:language="de" style:font-name="Calibri" style:font-name-complex="Calibri"/>
    </style:style>
    <style:style style:family="table-cell" style:name="a767ce9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paragraph" style:name="a0ab88a" style:parent-style-name="Standard">
      <style:text-properties fo:country="DE" fo:language="de" style:font-name="Calibri" style:font-name-complex="Calibri"/>
    </style:style>
    <style:style style:family="table-cell" style:name="a580423">
      <style:table-cell-properties fo:border-bottom="0.53mm solid #000000" fo:border-left="none" fo:border-right="none" fo:border-top="0.53mm solid #000000" fo:padding-bottom="0.0mm" fo:padding-left="1.91mm" fo:padding-right="1.91mm" fo:padding-top="0.0mm" style:vertical-align="middle"/>
    </style:style>
    <style:style style:family="paragraph" style:name="a7c0cc1" style:parent-style-name="Standard">
      <style:text-properties fo:country="DE" fo:language="de" style:font-name="Calibri" style:font-name-complex="Calibri"/>
    </style:style>
    <style:style style:family="table-cell" style:name="a7187bf">
      <style:table-cell-properties fo:border-bottom="0.53mm solid #000000" fo:border-left="0.53mm solid #000000" fo:border-right="none" fo:border-top="0.53mm solid #000000" fo:padding-bottom="0.0mm" fo:padding-left="1.91mm" fo:padding-right="1.91mm" fo:padding-top="0.0mm" style:vertical-align="middle"/>
    </style:style>
    <style:style style:family="table-row" style:name="a28def4">
      <style:table-row-properties style:row-height="7.0mm"/>
    </style:style>
    <style:style style:family="paragraph" style:name="a3de0b1" style:parent-style-name="Standard">
      <style:text-properties fo:country="DE" fo:language="de" style:font-name="Calibri" style:font-name-complex="Calibri" style:use-window-font-color="true"/>
    </style:style>
    <style:style style:family="table-cell" style:name="adf81c6">
      <style:table-cell-properties fo:background-color="#000000" fo:border-bottom="0.53mm solid #000000" fo:border-left="0.53mm solid #000000" fo:border-right="0.53mm solid #000000" fo:border-top="0.53mm solid #000000" fo:padding-bottom="0.0mm" fo:padding-left="1.91mm" fo:padding-right="1.91mm" fo:padding-top="0.0mm" style:vertical-align="middle"/>
    </style:style>
    <style:style style:family="table-row" style:name="ac47007">
      <style:table-row-properties style:row-height="7.0mm"/>
    </style:style>
    <style:style style:family="table-column" style:name="ae053a0">
      <style:table-column-properties style:rel-column-width="25*"/>
    </style:style>
    <style:style style:family="table" style:name="a7fa6bc">
      <style:table-properties fo:margin-left="-2.43mm" style:width="18.949cm" table:align="left"/>
    </style:style>
    <style:style style:family="paragraph" style:name="a07621a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45e69e" style:parent-style-name="Standard">
      <style:paragraph-properties fo:text-align="justify"/>
      <style:text-properties fo:country="DE" fo:language="de" style:font-name="Calibri" style:font-name-complex="Calibri"/>
    </style:style>
    <style:style style:family="paragraph" style:name="af63f87" style:parent-style-name="Standard">
      <style:paragraph-properties fo:text-align="center"/>
      <style:text-properties fo:country="DE" fo:font-size="16.0pt" fo:font-weight="bold" fo:language="de" style:font-name="Cambria" style:font-name-complex="Cambria" style:font-size-asian="16.0pt" style:font-weight-asian="bold" style:font-weight-complex="bold"/>
    </style:style>
    <style:style style:family="paragraph" style:name="a34f5cb" style:parent-style-name="Standard">
      <style:paragraph-properties fo:text-align="center"/>
    </style:style>
    <style:style style:family="paragraph" style:name="af965be" style:parent-style-name="Standard"/>
  </office:automatic-styles>
  <office:body>
    <office:text>
      <text:p text:style-name="a34f5cb"/>
      <text:p text:style-name="af63f87"/>
      <text:p text:style-name="a45e69e"/>
      <text:p text:style-name="a07621a"/>
      <table:table table:style-name="a7fa6bc">
        <table:table-column table:number-columns-repeated="4" table:style-name="ae053a0"/>
        <table:table-row table:style-name="ac47007">
          <table:table-cell table:number-columns-spanned="4" table:style-name="adf81c6">
            <text:p text:style-name="a3de0b1">Zusatzinformationen von auswärtigen Personen</text:p>
          </table:table-cell>
        </table:table-row>
        <table:table-row table:style-name="a28def4">
          <table:table-cell table:style-name="a7187bf">
            <text:p text:style-name="a7c0cc1"/>
          </table:table-cell>
          <table:table-cell table:style-name="a580423">
            <text:p text:style-name="a0ab88a"/>
          </table:table-cell>
          <table:table-cell table:style-name="a767ce9">
            <text:p text:style-name="a7817cb">Heimatinstitut:</text:p>
          </table:table-cell>
          <table:table-cell table:style-name="a8bac24">
            <text:p text:style-name="a533711"/>
          </table:table-cell>
        </table:table-row>
        <table:table-row table:style-name="acf1d98">
          <table:table-cell table:style-name="a45a795">
            <text:p text:style-name="a55dd45">Mailadresse:</text:p>
          </table:table-cell>
          <table:table-cell table:style-name="a3444cc">
            <text:p text:style-name="aaae15c"/>
          </table:table-cell>
          <table:table-cell table:style-name="aa18c95">
            <text:p text:style-name="a7e3e41">Telefon-Nr.:</text:p>
          </table:table-cell>
          <table:table-cell table:style-name="a8599c1">
            <text:p text:style-name="ae3ea96"/>
          </table:table-cell>
        </table:table-row>
      </table:table>
      <text:p text:style-name="a607a1e"/>
      <table:table table:style-name="a8cc483">
        <table:table-column table:style-name="ab59646"/>
        <table:table-column table:style-name="ac1e8a9"/>
        <table:table-column table:number-columns-repeated="2" table:style-name="a2372d5"/>
        <table:table-row table:style-name="a767e7c">
          <table:table-cell table:number-columns-spanned="4" table:style-name="a7f77d3">
            <text:p text:style-name="af965be"><text:span text:style-name="a6ae467">Eintr</text:span>äge für Telefon- und Raumbuch<text:s/><text:s/><text:span text:style-name="ab9e22a">(soweit bekan</text:span>nt)</text:p>
          </table:table-cell>
        </table:table-row>
        <table:table-row table:style-name="a5d4490">
          <table:table-cell table:style-name="a510ca3">
            <text:p text:style-name="a7262f8">Telefonbuch Eintrag:</text:p>
          </table:table-cell>
          <table:table-cell table:style-name="a35f6d1">
            <text:p text:style-name="Standard"><text:span text:style-name="a5a8904"></text:span><text:span text:style-name="aed81cb"><text:s/></text:span><text:span text:style-name="a73edad">ja<text:s/><text:s text:c="2"/></text:span><text:span text:style-name="ab474d1"></text:span><text:span text:style-name="a8f9996"><text:s/>nein</text:span></text:p>
          </table:table-cell>
          <table:table-cell table:style-name="a04f852">
            <text:p text:style-name="a06f1d2"/>
          </table:table-cell>
          <table:table-cell table:style-name="a6b9ad5">
            <text:p text:style-name="acb1f95"/>
          </table:table-cell>
        </table:table-row>
        <table:table-row table:style-name="a319fc9">
          <table:table-cell table:style-name="a4ae527">
            <text:p text:style-name="a75c589">Standort:</text:p>
          </table:table-cell>
          <table:table-cell table:style-name="a47bf5b">
            <text:p text:style-name="Standard"><text:span text:style-name="a21b13c"></text:span><text:span text:style-name="a1d3671"><text:s/></text:span><text:span text:style-name="ac60455">Hamburg<text:s/><text:s text:c="2"/></text:span><text:span text:style-name="a3c382d"></text:span><text:span text:style-name="ae308cb"><text:s/>Zeuthen</text:span></text:p>
          </table:table-cell>
          <table:table-cell table:style-name="a8b8077">
            <text:p text:style-name="aed1e63">Gebäude / Raum:</text:p>
          </table:table-cell>
          <table:table-cell table:style-name="a4cb4e3">
            <text:p text:style-name="a73e497"/>
          </table:table-cell>
        </table:table-row>
      </table:table>
      <text:p text:style-name="a172ada"/>
      <text:p text:style-name="a0ec1f5"/>
      <text:p text:style-name="a649762"/>
      <text:p text:style-name="afa2303">Was kann WEISS sein?</text:p>
      <text:p text:style-name="a3c62af">______________________________________</text:p>
      <text:p text:style-name="ae3d809">Ort, Datum, Unterschrift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Wingdings 2" svg:font-family="'Wingdings 2'"/>
    <style:font-face style:name="Mangal2" svg:font-family="Mangal"/>
    <style:font-face style:font-pitch="variable" style:name="Mangal1" svg:font-family="Mangal"/>
    <style:font-face style:font-pitch="variable" style:name="Microsoft YaHei" svg:font-family="'Microsoft YaHei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1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text-properties fo:country="GB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Kommentartext" style:parent-style-name="Standard">
      <style:text-properties fo:font-size="10.0pt" style:font-size-asian="10.0pt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1" style:font-name-complex="Mangal" style:font-size-asian="14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family="paragraph" style:name="Verzeichnis" style:parent-style-name="Standard">
      <style:text-properties style:font-name-complex="Mangal2"/>
    </style:style>
    <style:style style:display-name="Tabellen Inhalt" style:family="paragraph" style:name="Tabellen_20_Inhalt" style:parent-style-name="Standard"/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display-name="Table Contents" style:family="paragraph" style:name="Table_20_Contents" style:parent-style-name="Standard"/>
    <style:style style:display-name="List Paragraph" style:family="paragraph" style:name="List_20_Paragraph" style:parent-style-name="Standard">
      <style:paragraph-properties fo:margin-bottom="0.0mm" fo:margin-left="12.7mm" fo:margin-right="0.0mm" fo:margin-top="0.0mm" fo:text-indent="0.0mm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2" style:font-size-asian="12.0pt" style:font-style-asian="italic" style:font-style-complex="italic"/>
    </style:style>
    <style:style style:family="paragraph" style:name="Index" style:parent-style-name="Standard">
      <style:text-properties style:font-name-complex="Mangal2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2" style:font-size-asian="12.0pt" style:font-style-asian="italic" style:font-style-complex="italic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1" style:font-size-asian="14.0pt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family="paragraph" style:name="Dokumentstruktur" style:parent-style-name="Standard">
      <style:text-properties fo:font-size="8.0pt" style:font-name="Tahoma" style:font-name-complex="Tahoma" style:font-size-asian="8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2"/>
    </style:style>
    <style:style style:family="text" style:name="Absatz-Standardschriftart" style:parent-style-name="default_character_style"/>
    <style:style style:family="text" style:name="Kommentarzeichen" style:parent-style-name="Absatz-Standardschriftart">
      <style:text-properties fo:font-size="8.0pt" style:font-name-complex="Times New Roman" style:font-size-asian="8.0pt"/>
    </style:style>
    <style:style style:display-name="Balloon Text Char" style:family="text" style:name="Balloon_20_Text_20_Char" style:parent-style-name="Absatz-Standardschriftart">
      <style:text-properties fo:country="GB" fo:font-size="8.0pt" fo:language="en" style:font-name="Tahoma" style:font-name-complex="Tahoma" style:font-size-asian="8.0pt"/>
    </style:style>
    <style:style style:display-name="Comment Text Char" style:family="text" style:name="Comment_20_Text_20_Char" style:parent-style-name="Absatz-Standardschriftart">
      <style:text-properties fo:country="GB" fo:font-size="10.0pt" fo:language="en" style:font-name-complex="Times New Roman" style:font-size-asian="10.0pt"/>
    </style:style>
    <style:style style:display-name="Comment Subject Char" style:family="text" style:name="Comment_20_Subject_20_Char" style:parent-style-name="Comment_20_Text_20_Char">
      <style:text-properties fo:font-weight="bold" style:font-weight-asian="bold" style:font-weight-complex="bold"/>
    </style:style>
    <style:style style:display-name="Document Map Char" style:family="text" style:name="Document_20_Map_20_Char" style:parent-style-name="Absatz-Standardschriftart">
      <style:text-properties fo:country="GB" fo:font-size="8.0pt" fo:language="en" style:font-name="Tahoma" style:font-name-complex="Tahoma" style:font-size-asian="8.0pt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17S</meta:editing-duration>
  </office:meta>
</office:document-meta>
</file>